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outline1">
      <style:graphic-properties fo:min-height="11.93cm"/>
    </style:style>
    <style:style style:name="P1" style:family="paragraph">
      <style:text-properties fo:font-weight="bold" style:font-weight-asian="bold" style:font-weight-complex="bold"/>
    </style:style>
    <style:style style:name="P2" style:family="paragraph">
      <style:paragraph-properties fo:text-align="start"/>
    </style:style>
    <style:style style:name="P3" style:family="paragraph">
      <style:paragraph-properties fo:text-align="start"/>
      <style:text-properties fo:font-size="18pt" style:font-size-asian="18pt" style:font-size-complex="18pt"/>
    </style:style>
    <style:style style:name="P4" style:family="paragraph">
      <style:text-properties fo:font-size="20pt"/>
    </style:style>
    <style:style style:name="P5" style:family="paragraph">
      <style:text-properties fo:font-family="Consolas" style:font-family-generic="modern" style:font-pitch="fixed" fo:font-size="14pt" style:font-size-asian="14pt" style:font-size-complex="14pt"/>
    </style:style>
    <style:style style:name="T1" style:family="text">
      <style:text-properties fo:font-family="Consolas" style:font-family-generic="modern" style:font-pitch="fixed" fo:font-style="italic" fo:font-weight="bold" style:font-family-asian="Arial" style:font-style-name-asian="Regular" style:font-family-generic-asian="swiss" style:font-style-asian="italic" style:font-weight-asian="bold" style:font-family-complex="Arial" style:font-style-name-complex="Regular" style:font-family-generic-complex="swiss" style:font-style-complex="italic" style:font-weight-complex="bold"/>
    </style:style>
    <style:style style:name="T2" style:family="text">
      <style:text-properties fo:font-weight="bold" style:font-weight-asian="bold" style:font-weight-complex="bold"/>
    </style:style>
    <style:style style:name="T3" style:family="text">
      <style:text-properties fo:font-size="32pt" fo:font-style="italic" fo:font-weight="normal" style:font-size-asian="32pt" style:font-style-asian="italic" style:font-weight-asian="normal" style:font-size-complex="32pt" style:font-style-complex="italic" style:font-weight-complex="normal"/>
    </style:style>
    <style:style style:name="T4" style:family="text">
      <style:text-properties fo:font-size="18pt" fo:font-style="italic" style:font-size-asian="18pt" style:font-style-asian="italic" style:font-size-complex="18pt" style:font-style-complex="italic"/>
    </style:style>
    <style:style style:name="T5" style:family="text">
      <style:text-properties fo:font-size="18pt" fo:font-weight="bold" style:font-size-asian="18pt" style:font-weight-asian="bold" style:font-size-complex="18pt" style:font-weight-complex="bold"/>
    </style:style>
    <style:style style:name="T6" style:family="text">
      <style:text-properties fo:font-size="18pt" style:font-size-asian="18pt" style:font-size-complex="18pt"/>
    </style:style>
    <style:style style:name="T7" style:family="text">
      <style:text-properties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fo:font-family="Consolas" style:font-family-generic="modern" style:font-pitch="fixed" fo:font-style="italic" style:font-family-asian="Arial" style:font-style-name-asian="Regular" style:font-family-generic-asian="swiss" style:font-style-asian="italic" style:font-family-complex="Arial" style:font-style-name-complex="Regular" style:font-family-generic-complex="swiss" style:font-style-complex="italic"/>
    </style:style>
    <style:style style:name="T10" style:family="text">
      <style:text-properties fo:font-style="normal" style:font-style-asian="normal" style:font-style-complex="normal"/>
    </style:style>
    <style:style style:name="T11" style:family="text">
      <style:text-properties fo:font-family="Consolas" style:font-family-generic="modern" style:font-pitch="fixed" fo:font-size="14pt" style:font-size-asian="14pt" style:font-size-complex="14pt"/>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normal" fo:font-weight="bold" style:font-style-asian="normal" style:font-weight-asian="bold" style:font-style-complex="normal" style:font-weight-complex="bold"/>
    </style:style>
    <style:style style:name="T16" style:family="text">
      <style:text-properties fo:font-family="Arial" style:font-family-generic="swiss" style:font-pitch="variable" fo:font-style="italic" style:font-family-asian="Arial" style:font-style-name-asian="Regular" style:font-family-generic-asian="swiss" style:font-style-asian="italic" style:font-family-complex="Arial" style:font-style-name-complex="Regular" style:font-family-generic-complex="swiss" style:font-style-complex="italic"/>
    </style:style>
    <style:style style:name="T17" style:family="text">
      <style:text-properties fo:font-family="Arial" style:font-family-generic="swiss" style:font-pitch="variable" fo:font-style="normal" style:font-family-asian="Arial" style:font-style-name-asian="Regular" style:font-family-generic-asian="swiss" style:font-style-asian="normal" style:font-family-complex="Arial" style:font-style-name-complex="Regular" style:font-family-generic-complex="swiss" style:font-style-complex="normal"/>
    </style:style>
    <style:style style:name="T18" style:family="text">
      <style:text-properties fo:font-size="72pt" style:font-size-asian="72pt" style:font-size-complex="72pt"/>
    </style:style>
    <style:style style:name="T19"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 text:style-name="P1"><text:span text:style-name="T1">π</text:span><text:span text:style-name="T2"> </text:span><text:span text:style-name="T3">v0.2</text:span><text:span text:style-name="T2"><text:tab/></text:span></text:p>
          </draw:text-box>
        </draw:frame>
        <draw:frame presentation:style-name="pr2" draw:text-style-name="P3" draw:layer="layout" svg:width="25.199cm" svg:height="12.215cm" svg:x="1.4cm" svg:y="4.585cm" presentation:class="subtitle" presentation:user-transformed="true">
          <draw:text-box>
            <text:p text:style-name="P2"><text:span text:style-name="T4">The basic advice regarding response times has been about the same for thirty years [Miller 1968; Card et al. 1991]:</text:span></text:p>
            <text:p text:style-name="P2"><text:span text:style-name="T5"/></text:p>
            <text:p text:style-name="P2"><text:span text:style-name="T5">0.1 second</text:span><text:span text:style-name="T6"> <text:s/>is about the limit for having the user feel that the system is reacting instantaneously, meaning that no special feedback is necessary except to display the result.</text:span></text:p>
            <text:p text:style-name="P2"><text:span text:style-name="T5"/></text:p>
            <text:p text:style-name="P2"><text:span text:style-name="T5">1.0 second</text:span><text:span text:style-name="T6"> <text:s/>is about the limit for the user's flow of thought to stay uninterrupted, even though the user will notice the delay. Normally, no special feedback is necessary during delays of more than 0.1 but less than 1.0 second, but the user does lose the feeling of operating directly on the data.</text:span></text:p>
            <text:p text:style-name="P2"><text:span text:style-name="T5"/></text:p>
            <text:p text:style-name="P2"><text:span text:style-name="T5">10 seconds</text:span><text:span text:style-name="T6"> <text:s/>is about the limit for keeping the user's attention focused on the dialogue. For longer delays, users will want to perform other tasks while waiting for the computer to finish, so they should be given feedback indicating when the computer expects to be done. Feedback during the delay is especially important if the response time is likely to be highly variable, since users will then not know what to expect.</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Need for Speed<text:tab/></text:p>
          </draw:text-box>
        </draw:frame>
        <draw:frame presentation:style-name="pr4" draw:layer="layout" svg:width="25.199cm" svg:height="12.179cm" svg:x="1.4cm" svg:y="4.914cm" presentation:class="outline" presentation:user-transformed="true">
          <draw:text-box>
            <text:list text:style-name="L2">
              <text:list-item>
                <text:p>AJAX: PING + HTTP-overhead (ca. 160 ms)</text:p>
              </text:list-item>
              <text:list-item>
                <text:p>WebSocket: PING + TCP-overhead (&lt;10 ms)</text:p>
              </text:list-item>
              <text:list-item>
                <text:p>PING-tid innenlands i Norge ligger på 20-100ms</text:p>
                <text:p><text:span text:style-name="T7"/></text:p>
              </text:list-item>
              <text:list-item>
                <text:p><text:span text:style-name="T7">Modulær innlasting over WebSocket</text:span></text:p>
              </text:list-item>
              <text:list-item>
                <text:p><text:span text:style-name="T7">Caching av js-/css-moduler i LocalStorage</text:span></text:p>
              </text:list-item>
              <text:list-item>
                <text:p><text:span text:style-name="T7">Bakgrunnsprosessering i WebWorker</text:span></text:p>
              </text:list-item>
            </text:list>
          </draw:text-box>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eknologier</text:p>
          </draw:text-box>
        </draw:frame>
        <draw:frame presentation:style-name="pr4" draw:layer="layout" svg:width="25.199cm" svg:height="12.179cm" svg:x="1.4cm" svg:y="4.914cm" presentation:class="outline" presentation:user-transformed="true">
          <draw:text-box>
            <text:list text:style-name="L2">
              <text:list-header>
                <text:p><text:span text:style-name="T8">Server:</text:span></text:p>
              </text:list-header>
              <text:list-item>
                <text:p>Varnish</text:p>
              </text:list-item>
              <text:list-item>
                <text:p>Redis</text:p>
              </text:list-item>
              <text:list-item>
                <text:p>MySQL</text:p>
              </text:list-item>
              <text:list-item>
                <text:p>ZeroMQ</text:p>
                <text:p/>
                <text:p><text:span text:style-name="T8">Client:</text:span></text:p>
              </text:list-item>
              <text:list-item>
                <text:p>HTML5 native functions</text:p>
              </text:list-item>
              <text:list-item>
                <text:p>CSS3 transformations</text:p>
              </text:list-item>
              <text:list-item>
                <text:p>raphaël.js (SVG library)</text:p>
              </text:list-item>
              <text:list-item>
                <text:p>GreenSock Animation Platform <text:s/>(Timeline-based animation)</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Ut med det gamle, inn med det nye</text:p>
          </draw:text-box>
        </draw:frame>
        <draw:frame presentation:style-name="pr4" draw:layer="layout" svg:width="8.8cm" svg:height="12.179cm" svg:x="1.4cm" svg:y="4.914cm" presentation:class="outline" presentation:user-transformed="true">
          <draw:text-box>
            <text:list text:style-name="L2">
              <text:list-header>
                <text:p>UT</text:p>
              </text:list-header>
              <text:list-item>
                <text:p>AJAX</text:p>
              </text:list-item>
              <text:list-item>
                <text:p>XML</text:p>
              </text:list-item>
              <text:list-item>
                <text:p>MVC/MVV</text:p>
              </text:list-item>
              <text:list-item>
                <text:p>data binding</text:p>
              </text:list-item>
              <text:list-item>
                <text:p>callback pasta</text:p>
              </text:list-item>
              <text:list-item>
                <text:p>Node.js</text:p>
              </text:list-item>
              <text:list-item>
                <text:p>NoSQL</text:p>
              </text:list-item>
              <text:list-item>
                <text:p>Jquery</text:p>
                <text:p/>
              </text:list-item>
            </text:list>
          </draw:text-box>
        </draw:frame>
        <draw:frame presentation:style-name="pr4" draw:layer="layout" svg:width="13cm" svg:height="12.179cm" svg:x="13.2cm" svg:y="4.8cm" presentation:class="outline" presentation:user-transformed="true">
          <draw:text-box>
            <text:list text:style-name="L2">
              <text:list-header>
                <text:p>INN</text:p>
              </text:list-header>
              <text:list-item>
                <text:p>WebSockets</text:p>
              </text:list-item>
              <text:list-item>
                <text:p>JSON</text:p>
              </text:list-item>
              <text:list-item>
                <text:p>Flow-Based Programming</text:p>
              </text:list-item>
              <text:list-item>
                <text:p>Self-contained components</text:p>
              </text:list-item>
              <text:list-item>
                <text:p>WebWorkers &amp; messaging</text:p>
              </text:list-item>
              <text:list-item>
                <text:p>Redis pubsub</text:p>
              </text:list-item>
              <text:list-item>
                <text:p>MySQL with table templates</text:p>
              </text:list-item>
              <text:list-item>
                <text:p>HTML5 native functions</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 Brand Spanking New Idea: <text:span text:style-name="T9">π</text:span></text:p>
          </draw:text-box>
        </draw:frame>
        <draw:frame presentation:style-name="pr4" draw:layer="layout" svg:width="25.199cm" svg:height="12.179cm" svg:x="1.4cm" svg:y="4.914cm" presentation:class="outline" presentation:user-transformed="true">
          <draw:text-box>
            <text:list text:style-name="L2">
              <text:list-header>
                <text:p><text:span text:style-name="T8">pi</text:span> is a simple, lightweight, flexible and fast application platform for HTML5 compatible browsers.</text:p>
                <text:p>It features:</text:p>
                <text:p>- modular loading and dependency injection of JS and CSS</text:p>
                <text:p>- session support</text:p>
                <text:p>- utility libraries</text:p>
                <text:p>- a set of conventions for how to implement an interface</text:p>
                <text:p>- a visual component library called <text:span text:style-name="T8">pcl</text:span></text:p>
                <text:p><text:span text:style-name="T10">- a </text:span><text:span text:style-name="T8">pcl</text:span><text:span text:style-name="T10"> charting library using SVG and raphaël.js</text:span></text:p>
                <text:p><text:span text:style-name="T10">- streaming live JSON data packets over SSE (Server-Sent Events) / EventSource</text:span></text:p>
              </text:list-header>
            </text:list>
          </draw:text-box>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 Brand Spanking New Idea: <text:span text:style-name="T9">π</text:span></text:p>
          </draw:text-box>
        </draw:frame>
        <draw:frame presentation:style-name="pr4" draw:layer="layout" svg:width="25.199cm" svg:height="14.686cm" svg:x="1.4cm" svg:y="4.914cm" presentation:class="outline" presentation:user-transformed="true">
          <draw:text-box>
            <text:list text:style-name="L2">
              <text:list-item>
                <text:p>Use messaging hubs to connect users, applications, services, servers</text:p>
              </text:list-item>
              <text:list-item>
                <text:p>A stripped-down racing car of an application ready to go. Built-in authentication, sessions, dependency management, component library.</text:p>
              </text:list-item>
              <text:list-item>
                <text:p>Dependable, proven technology put together in a new way.</text:p>
              </text:list-item>
              <text:list-item>
                <text:p>All-in on HTML5</text:p>
              </text:list-item>
              <text:list-item>
                <text:p>Addressable JSON data packets creates namespace</text:p>
              </text:list-item>
              <text:list-item>
                <text:p>Packet routing allows flexible scoping</text:p>
              </text:list-item>
              <text:list-item>
                <text:p>Disposable events allow for system-wide callbacks</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 Brand Spanking New Idea: <text:span text:style-name="T9">π</text:span></text:p>
          </draw:text-box>
        </draw:frame>
        <draw:frame presentation:style-name="pr4" draw:layer="layout" svg:width="25.199cm" svg:height="12.179cm" svg:x="1.4cm" svg:y="4.914cm" presentation:class="outline">
          <draw:text-box>
            <text:list text:style-name="L2">
              <text:list-item>
                <text:p>Send message to class (multicast) or instance (unicast)</text:p>
              </text:list-item>
              <text:list-item>
                <text:p>Send message between instances (peer-to-peer)</text:p>
              </text:list-item>
              <text:list-item>
                <text:p>Do it from a client app or from a server script</text:p>
              </text:list-item>
              <text:list-item>
                <text:p>Simply publish it on the corresponding address in the namespace</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text-style-name="P5" draw:layer="layout" svg:width="25.199cm" svg:height="19.6cm" svg:x="1.4cm" svg:y="0.8cm" presentation:class="outline" presentation:user-transformed="true">
          <draw:text-box>
            <text:list text:style-name="L2">
              <text:list-item>
                <text:list>
                  <text:list-item>
                    <text:p><text:span text:style-name="T11">&lt;head&gt;</text:span></text:p>
                  </text:list-item>
                  <text:list-item>
                    <text:p><text:span text:style-name="T11"><text:s text:c="4"/></text:span><text:span text:style-name="T11">&lt;script&gt;</text:span></text:p>
                  </text:list-item>
                  <text:list-item>
                    <text:p><text:span text:style-name="T11"><text:s text:c="6"/></text:span><text:span text:style-name="T11">var </text:span></text:p>
                  </text:list-item>
                  <text:list-item>
                    <text:p><text:span text:style-name="T11"><text:s text:c="8"/></text:span><text:span text:style-name="T11">π <text:s/>= π <text:s/>|| {}, pi = pi || π;</text:span></text:p>
                  </text:list-item>
                  <text:list-item>
                    <text:p><text:span text:style-name="T11"/></text:p>
                  </text:list-item>
                  <text:list-item>
                    <text:p><text:span text:style-name="T11"><text:s text:c="6"/></text:span><text:span text:style-name="T11">// activate the debugger</text:span></text:p>
                  </text:list-item>
                  <text:list-item>
                    <text:p><text:span text:style-name="T11"><text:s text:c="6"/></text:span><text:span text:style-name="T11">π.DEBUG = true;</text:span></text:p>
                  </text:list-item>
                  <text:list-item>
                    <text:p><text:span text:style-name="T11"/></text:p>
                  </text:list-item>
                  <text:list-item>
                    <text:p><text:span text:style-name="T11"><text:s text:c="6"/></text:span><text:span text:style-name="T11">//make a note of when we started up.</text:span></text:p>
                  </text:list-item>
                  <text:list-item>
                    <text:p><text:span text:style-name="T11"><text:s text:c="6"/></text:span><text:span text:style-name="T11">pi.__sessionstart = (new Date()).getTime();</text:span></text:p>
                  </text:list-item>
                  <text:list-item>
                    <text:p><text:span text:style-name="T11"><text:s text:c="4"/></text:span><text:span text:style-name="T11">&lt;/script&gt;</text:span></text:p>
                  </text:list-item>
                  <text:list-item>
                    <text:p><text:span text:style-name="T11"/></text:p>
                  </text:list-item>
                  <text:list-item>
                    <text:p><text:span text:style-name="T11">...</text:span></text:p>
                  </text:list-item>
                  <text:list-item>
                    <text:p><text:span text:style-name="T11"/></text:p>
                  </text:list-item>
                  <text:list-item>
                    <text:p><text:span text:style-name="T11"/></text:p>
                  </text:list-item>
                  <text:list-item>
                    <text:p><text:span text:style-name="T11"><text:s text:c="2"/></text:span><text:span text:style-name="T11">&lt;!-- <text:s/>bootstrap <text:s/>--&gt;</text:span></text:p>
                  </text:list-item>
                  <text:list-item>
                    <text:p><text:span text:style-name="T11"><text:s text:c="2"/></text:span><text:span text:style-name="T11">&lt;script src="../../assets/js/pi.js"&gt;&lt;/script&gt;</text:span></text:p>
                  </text:list-item>
                  <text:list-item>
                    <text:p><text:span text:style-name="T11"/></text:p>
                  </text:list-item>
                  <text:list-item>
                    <text:p><text:span text:style-name="T11">&lt;/body&gt;</text:span></text:p>
                  </text:list-item>
                  <text:list-item>
                    <text:p><text:span text:style-name="T11"/></text:p>
                  </text:list-item>
                </text:list>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text-style-name="P5" draw:layer="layout" svg:width="25.199cm" svg:height="19.6cm" svg:x="1.4cm" svg:y="0.8cm" presentation:class="outline" presentation:user-transformed="true">
          <draw:text-box>
            <text:list text:style-name="L2">
              <text:list-item>
                <text:list>
                  <text:list-item>
                    <text:p><text:span text:style-name="T11"><text:s text:c="2"/></text:span><text:span text:style-name="T11">var </text:span></text:p>
                  </text:list-item>
                  <text:list-item>
                    <text:p><text:span text:style-name="T11"><text:s text:c="6"/></text:span><text:span text:style-name="T11">π <text:s/>= π <text:s/>|| {},</text:span></text:p>
                  </text:list-item>
                  <text:list-item>
                    <text:p><text:span text:style-name="T11"><text:s text:c="6"/></text:span><text:span text:style-name="T11">pi = pi || π;</text:span></text:p>
                  </text:list-item>
                  <text:list-item>
                    <text:p><text:span text:style-name="T11"/></text:p>
                  </text:list-item>
                  <text:list-item>
                    <text:p><text:span text:style-name="T11"/></text:p>
                  </text:list-item>
                  <text:list-item>
                    <text:p><text:span text:style-name="T11"><text:s text:c="2"/></text:span><text:span text:style-name="T11">/* <text:s/>---- <text:s/>Our top level namespaces <text:s/>---- <text:s/>*/</text:span></text:p>
                  </text:list-item>
                  <text:list-item>
                    <text:p><text:span text:style-name="T11"><text:s text:c="4"/></text:span><text:span text:style-name="T11">π.events <text:s text:c="5"/>= π.events <text:s text:c="5"/>|| { _loaded: false, _ns: 'events' };</text:span></text:p>
                  </text:list-item>
                  <text:list-item>
                    <text:p><text:span text:style-name="T11"><text:s text:c="4"/></text:span><text:span text:style-name="T11">π.srv <text:s text:c="8"/>= π.srv <text:s text:c="8"/>|| { _loaded: false, _ns: 'srv' };</text:span></text:p>
                  </text:list-item>
                  <text:list-item>
                    <text:p><text:span text:style-name="T11"><text:s text:c="4"/></text:span><text:span text:style-name="T11">π.app <text:s text:c="8"/>= π.app <text:s text:c="8"/>|| { _loaded: false, _ns: 'app' };</text:span></text:p>
                  </text:list-item>
                  <text:list-item>
                    <text:p><text:span text:style-name="T11"><text:s text:c="4"/></text:span><text:span text:style-name="T11">π.pcl <text:s text:c="8"/>= π.pcl <text:s text:c="8"/>|| { _loaded: false, _ns: 'pcl' };</text:span></text:p>
                  </text:list-item>
                  <text:list-item>
                    <text:p><text:span text:style-name="T11"><text:s text:c="4"/></text:span><text:span text:style-name="T11">π.session <text:s text:c="4"/>= π.session <text:s text:c="4"/>|| { _loaded: false, _ns: 'session' };</text:span></text:p>
                  </text:list-item>
                  <text:list-item>
                    <text:p><text:span text:style-name="T11"><text:s text:c="4"/></text:span><text:span text:style-name="T11">π.system <text:s text:c="5"/>= π.system <text:s text:c="5"/>|| { _loaded: false, _ns: 'system' };</text:span></text:p>
                  </text:list-item>
                  <text:list-item>
                    <text:p><text:span text:style-name="T11"><text:s text:c="4"/></text:span><text:span text:style-name="T11">π.debug <text:s text:c="6"/>= π.debug <text:s text:c="6"/>|| { _loaded: false, _ns: 'debug' };</text:span></text:p>
                  </text:list-item>
                  <text:list-item>
                    <text:p><text:span text:style-name="T11"><text:s text:c="4"/></text:span><text:span text:style-name="T11">π.io <text:s text:c="9"/>= π.io <text:s text:c="9"/>|| { _loaded: false, _ns: 'io' };</text:span></text:p>
                  </text:list-item>
                  <text:list-item>
                    <text:p><text:span text:style-name="T11"/></text:p>
                  </text:list-item>
                  <text:list-item>
                    <text:p><text:span text:style-name="T11"><text:s text:c="4"/></text:span><text:span text:style-name="T11">π.util <text:s text:c="7"/>= π.util <text:s text:c="7"/>|| { _loaded: false, _ns: 'util' };</text:span></text:p>
                  </text:list-item>
                  <text:list-item>
                    <text:p><text:span text:style-name="T11"><text:s text:c="4"/></text:span><text:span text:style-name="T11">π.math <text:s text:c="7"/>= π.math <text:s text:c="7"/>|| { _loaded: false, _ns: 'math' };</text:span></text:p>
                  </text:list-item>
                  <text:list-item>
                    <text:p><text:span text:style-name="T11"><text:s text:c="4"/></text:span><text:span text:style-name="T11">π.statistics <text:s/>= π.statistics <text:s/>|| { _loaded: false, _ns: 'statistics' };</text:span></text:p>
                  </text:list-item>
                  <text:list-item>
                    <text:p><text:span text:style-name="T11"/></text:p>
                  </text:list-item>
                  <text:list-item>
                    <text:p><text:span text:style-name="T11"><text:s text:c="4"/></text:span><text:span text:style-name="T11">// your plugins here, like so: <text:s text:c="2"/>pi.plugins.yourcompany.yourplugin.[whatever] = { # your plugin object };</text:span></text:p>
                  </text:list-item>
                  <text:list-item>
                    <text:p><text:span text:style-name="T11"><text:s text:c="4"/></text:span><text:span text:style-name="T11">π.plugins <text:s text:c="4"/>= π.plugins <text:s text:c="4"/>|| { _loaded: false, _ns: 'plugins' };</text:span></text:p>
                  </text:list-item>
                  <text:list-item>
                    <text:p><text:span text:style-name="T11"/></text:p>
                  </text:list-item>
                  <text:list-item>
                    <text:p><text:span text:style-name="T11"><text:s text:c="4"/></text:span><text:span text:style-name="T11">// for all you crazy cowboys, your own playground</text:span></text:p>
                  </text:list-item>
                  <text:list-item>
                    <text:p><text:span text:style-name="T11"><text:s text:c="4"/></text:span><text:span text:style-name="T11">π.maverick <text:s text:c="3"/>= π.maverick <text:s text:c="3"/>|| { _loaded: false, _ns: 'maverick' };</text:span></text:p>
                  </text:list-item>
                  <text:list-item>
                    <text:p><text:span text:style-name="T11"/></text:p>
                  </text:list-item>
                  <text:list-item>
                    <text:p><text:span text:style-name="T11"/></text:p>
                  </text:list-item>
                  <text:list-item>
                    <text:p><text:span text:style-name="T11"><text:s text:c="4"/></text:span><text:span text:style-name="T11">π.PI_ROOT <text:s text:c="3"/>= "assets/js/";</text:span></text:p>
                  </text:list-item>
                  <text:list-item>
                    <text:p><text:span text:style-name="T11"><text:s text:c="4"/></text:span><text:span text:style-name="T11">π.LIB_ROOT <text:s text:c="3"/>= "../../assets/js/";</text:span></text:p>
                  </text:list-item>
                  <text:list-item>
                    <text:p><text:span text:style-name="T11"><text:s text:c="4"/></text:span><text:span text:style-name="T11">π.SRV_ROOT <text:s text:c="3"/>= "../../../srv/";</text:span></text:p>
                  </text:list-item>
                  <text:list-item>
                    <text:p><text:span text:style-name="T11"/></text:p>
                  </text:list-item>
                </text:list>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text-style-name="P5" draw:layer="layout" svg:width="25.199cm" svg:height="19.6cm" svg:x="1.4cm" svg:y="0.8cm" presentation:class="outline" presentation:user-transformed="true">
          <draw:text-box>
            <text:list text:style-name="L2">
              <text:list-item>
                <text:list>
                  <text:list-item>
                    <text:p><text:span text:style-name="T11"><text:s text:c="4"/></text:span><text:span text:style-name="T11">π.inject = function (src, elem) {</text:span></text:p>
                  </text:list-item>
                  <text:list-item>
                    <text:p><text:span text:style-name="T11"><text:s text:c="6"/></text:span><text:span text:style-name="T11">var </text:span></text:p>
                  </text:list-item>
                  <text:list-item>
                    <text:p><text:span text:style-name="T11"><text:s text:c="8"/></text:span><text:span text:style-name="T11">element <text:s text:c="2"/>= elem || document.body,</text:span></text:p>
                  </text:list-item>
                  <text:list-item>
                    <text:p><text:span text:style-name="T11"><text:s text:c="8"/></text:span><text:span text:style-name="T11">fragment <text:s/>= document.createDocumentFragment(),</text:span></text:p>
                  </text:list-item>
                  <text:list-item>
                    <text:p><text:span text:style-name="T11"><text:s text:c="8"/></text:span><text:span text:style-name="T11">container = document.createElement("div");</text:span></text:p>
                  </text:list-item>
                  <text:list-item>
                    <text:p><text:span text:style-name="T11"><text:s text:c="7"/></text:span></text:p>
                  </text:list-item>
                  <text:list-item>
                    <text:p><text:span text:style-name="T11"><text:s text:c="6"/></text:span><text:span text:style-name="T11">container.innerHTML = src;</text:span></text:p>
                  </text:list-item>
                  <text:list-item>
                    <text:p><text:span text:style-name="T11"><text:s text:c="6"/></text:span><text:span text:style-name="T11">fragment.appendChild(container);</text:span></text:p>
                  </text:list-item>
                  <text:list-item>
                    <text:p><text:span text:style-name="T11"><text:s text:c="6"/></text:span><text:span text:style-name="T11">element.appendChild(fragment);</text:span></text:p>
                  </text:list-item>
                  <text:list-item>
                    <text:p><text:span text:style-name="T11"><text:s text:c="4"/></text:span><text:span text:style-name="T11">};</text:span></text:p>
                  </text:list-item>
                  <text:list-item>
                    <text:p><text:span text:style-name="T11"/></text:p>
                  </text:list-item>
                  <text:list-item>
                    <text:p><text:span text:style-name="T11"/></text:p>
                  </text:list-item>
                  <text:list-item>
                    <text:p><text:span text:style-name="T11"><text:s text:c="4"/></text:span><text:span text:style-name="T11">π.require = function(module, async, defer, callback){</text:span></text:p>
                  </text:list-item>
                  <text:list-item>
                    <text:p><text:span text:style-name="T11"><text:s text:c="4"/></text:span></text:p>
                  </text:list-item>
                  <text:list-item>
                    <text:p><text:span text:style-name="T11"><text:s text:c="6"/></text:span><text:span text:style-name="T11">if (π.loaded[module.replace(/\./g,'_')]) {</text:span></text:p>
                  </text:list-item>
                  <text:list-item>
                    <text:p><text:span text:style-name="T11"><text:s text:c="8"/></text:span><text:span text:style-name="T11">if(callback) {</text:span></text:p>
                  </text:list-item>
                  <text:list-item>
                    <text:p><text:span text:style-name="T11"><text:s text:c="10"/></text:span><text:span text:style-name="T11">this.callback.call("loaded");</text:span></text:p>
                  </text:list-item>
                  <text:list-item>
                    <text:p><text:span text:style-name="T11"><text:s text:c="8"/></text:span><text:span text:style-name="T11">}</text:span></text:p>
                  </text:list-item>
                  <text:list-item>
                    <text:p><text:span text:style-name="T11"><text:s text:c="8"/></text:span><text:span text:style-name="T11">return true;</text:span></text:p>
                  </text:list-item>
                  <text:list-item>
                    <text:p><text:span text:style-name="T11"><text:s text:c="6"/></text:span><text:span text:style-name="T11">}</text:span></text:p>
                  </text:list-item>
                  <text:list-item>
                    <text:p><text:span text:style-name="T11"><text:s text:c="2"/></text:span></text:p>
                  </text:list-item>
                  <text:list-item>
                    <text:p><text:span text:style-name="T11"><text:s text:c="6"/></text:span><text:span text:style-name="T11">var </text:span></text:p>
                  </text:list-item>
                  <text:list-item>
                    <text:p><text:span text:style-name="T11"><text:s text:c="8"/></text:span><text:span text:style-name="T11">cursor <text:s/>= document.getElementsByTagName ("head")[0] || document.documentElement,</text:span></text:p>
                  </text:list-item>
                  <text:list-item>
                    <text:p><text:span text:style-name="T11"><text:s text:c="8"/></text:span><text:span text:style-name="T11">path <text:s text:c="3"/>= '../../assets/js/pi.',</text:span></text:p>
                  </text:list-item>
                  <text:list-item>
                    <text:p><text:span text:style-name="T11"><text:s text:c="8"/></text:span><text:span text:style-name="T11">script <text:s/>= document.createElement('script');</text:span></text:p>
                  </text:list-item>
                  <text:list-item>
                    <text:p><text:span text:style-name="T11"/></text:p>
                  </text:list-item>
                  <text:list-item>
                    <text:p><text:span text:style-name="T11"/></text:p>
                  </text:list-item>
                  <text:list-item>
                    <text:p><text:span text:style-name="T11"/></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GIF beacon done Right</text:p>
          </draw:text-box>
        </draw:frame>
        <draw:frame presentation:style-name="pr4" draw:layer="layout" svg:width="25.199cm" svg:height="12.179cm" svg:x="1.4cm" svg:y="4.914cm" presentation:class="outline" presentation:user-transformed="true">
          <draw:text-box>
            <text:list text:style-name="L2">
              <text:list-header>
                <text:p><text:span text:style-name="T8">Method works in any browser since about forever</text:span></text:p>
              </text:list-header>
              <text:list-item>
                <text:p>Encode event object in GIF url</text:p>
              </text:list-item>
              <text:list-item>
                <text:p>Request the url with an Image object, do not touch the DOM</text:p>
              </text:list-item>
              <text:list-item>
                <text:p>Catch encoded events in varnish</text:p>
              </text:list-item>
              <text:list-item>
                <text:p>Return HTTP 204 No-Content</text:p>
              </text:list-item>
              <text:list-item>
                <text:p>Saves one HTTP packet</text:p>
              </text:list-item>
              <text:list-item>
                <text:p>Only 204 means success</text:p>
              </text:list-item>
              <text:list-item>
                <text:p>Pipe 204 events with varnishlog into an aggregator script or program</text:p>
              </text:list-item>
              <text:list-item>
                <text:p>Publish live aggregates on Redis pubsub channels</text:p>
              </text:list-item>
              <text:list-item>
                <text:p>Batch-insert collected data into MySQL at set intervals</text:p>
              </text:list-item>
              <text:list-item>
                <text:p>Keep all application data in Redis</text:p>
              </text:list-item>
              <text:list-item>
                <text:p>Good for collecting huge amounts of data from huge amounts of user sessions</text:p>
              </text:list-item>
              <text:list-item>
                <text:p>No return channel</text:p>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ebService API</text:p>
          </draw:text-box>
        </draw:frame>
        <draw:frame presentation:style-name="pr4" draw:layer="layout" svg:width="25.199cm" svg:height="12.179cm" svg:x="1.4cm" svg:y="4.914cm" presentation:class="outline" presentation:user-transformed="true">
          <draw:text-box>
            <text:list text:style-name="L2">
              <text:list-item>
                <text:p><text:span text:style-name="T10">JSON WebService</text:span></text:p>
              </text:list-item>
              <text:list-item>
                <text:p>With PHP session</text:p>
              </text:list-item>
              <text:list-item>
                <text:p>Good for collecting data from a large number of individual user sessions</text:p>
              </text:list-item>
              <text:list-item>
                <text:p>Too slow for application use</text:p>
              </text:list-item>
            </text:list>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ebSocket API</text:p>
          </draw:text-box>
        </draw:frame>
        <draw:frame presentation:style-name="pr4" draw:layer="layout" svg:width="25.199cm" svg:height="12.179cm" svg:x="1.4cm" svg:y="4.914cm" presentation:class="outline" presentation:user-transformed="true">
          <draw:text-box>
            <text:list text:style-name="L2">
              <text:list-item>
                <text:p><text:span text:style-name="T10">JSON messaging</text:span></text:p>
              </text:list-item>
              <text:list-item>
                <text:p><text:span text:style-name="T10">Full duplex connection</text:span></text:p>
              </text:list-item>
              <text:list-item>
                <text:p>With PHP session</text:p>
              </text:list-item>
              <text:list-item>
                <text:p>Extremely low latency (PING + microseconds) </text:p>
              </text:list-item>
              <text:list-item>
                <text:p>No gzip</text:p>
              </text:list-item>
              <text:list-item>
                <text:p>Only connection that is fast enough for application use</text:p>
              </text:list-item>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SE/EventSource API</text:p>
          </draw:text-box>
        </draw:frame>
        <draw:frame presentation:style-name="pr4" draw:layer="layout" svg:width="25.199cm" svg:height="12.179cm" svg:x="1.4cm" svg:y="4.914cm" presentation:class="outline" presentation:user-transformed="true">
          <draw:text-box>
            <text:list text:style-name="L2">
              <text:list-item>
                <text:p><text:span text:style-name="T10">JSON event stream</text:span></text:p>
              </text:list-item>
              <text:list-item>
                <text:p>With PHP session</text:p>
              </text:list-item>
              <text:list-item>
                <text:p>Extremely low latency (PING + microseconds)</text:p>
              </text:list-item>
              <text:list-item>
                <text:p>No gzip</text:p>
              </text:list-item>
              <text:list-item>
                <text:p>No return channel</text:p>
              </text:list-item>
              <text:list-item>
                <text:p>Good for streaming the same data to multiple clients</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Bottlenecks</text:p>
          </draw:text-box>
        </draw:frame>
        <draw:frame presentation:style-name="pr4" draw:layer="layout" svg:width="25.199cm" svg:height="12.179cm" svg:x="1.4cm" svg:y="4.914cm" presentation:class="outline">
          <draw:text-box>
            <text:list text:style-name="L2">
              <text:list-item>
                <text:p>Incoming: Probably varnish and/or NIC, but needs verification</text:p>
              </text:list-item>
              <text:list-item>
                <text:p>Outgoing: Each WebSocket session uses a separate port, limiting the maximum number of concurrent sessions to tens of thousands. Each session will also run as a separate thread on the server.</text:p>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calability</text:p>
          </draw:text-box>
        </draw:frame>
        <draw:frame presentation:style-name="pr4" draw:layer="layout" svg:width="25.199cm" svg:height="12.179cm" svg:x="1.4cm" svg:y="4.914cm" presentation:class="outline">
          <draw:text-box>
            <text:list text:style-name="L2">
              <text:list-item>
                <text:p>Incoming: Put HAProxy in front of several Varnish servers</text:p>
              </text:list-item>
              <text:list-item>
                <text:p>Incoming: Use Redis version with clustering support</text:p>
              </text:list-item>
              <text:list-item>
                <text:p>Outgoing: Implement a generic server that is able to handle multiple concurrent sessions in a single-thread event loop. Make the generic server transparent to the namespace, so multiple instances can run on the same server</text:p>
              </text:list-item>
              <text:list-item>
                <text:p>Application data sharing: Use multiple instances of single-threaded Redis servers</text:p>
              </text:list-item>
              <text:list-item>
                <text:p>Inherent: Use one virtual server for each application</text:p>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Reliability</text:p>
          </draw:text-box>
        </draw:frame>
        <draw:frame presentation:style-name="pr4" draw:layer="layout" svg:width="25.199cm" svg:height="12.179cm" svg:x="1.4cm" svg:y="4.814cm" presentation:class="outline" presentation:user-transformed="true">
          <draw:text-box>
            <text:list text:style-name="L2">
              <text:list-item>
                <text:p>Increase reliability: Exchange AMQP or similar for Redis pubsub =&gt; guaranteed message delivery, but at greater cost</text:p>
              </text:list-item>
              <text:list-item>
                <text:p>Varnish + LAMP = The Gold Standard of reliable, high-speed performance</text:p>
              </text:list-item>
            </text:list>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at's unique?</text:p>
          </draw:text-box>
        </draw:frame>
        <draw:frame presentation:style-name="pr4" draw:layer="layout" svg:width="25.199cm" svg:height="12.179cm" svg:x="1.4cm" svg:y="4.914cm" presentation:class="outline" presentation:user-transformed="true">
          <draw:text-box>
            <text:list text:style-name="L2">
              <text:list-item>
                <text:p>Namespacing</text:p>
              </text:list-item>
              <text:list-item>
                <text:p>Scoping</text:p>
              </text:list-item>
              <text:list-item>
                <text:p>Addressing</text:p>
                <text:p/>
              </text:list-item>
              <text:list-item>
                <text:p>Bridging</text:p>
              </text:list-item>
              <text:list-item>
                <text:p>Mapping</text:p>
              </text:list-item>
              <text:list-item>
                <text:p>Class/instance data storage</text:p>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Namespacing</text:p>
          </draw:text-box>
        </draw:frame>
        <draw:frame presentation:style-name="pr5" draw:layer="layout" svg:width="25.199cm" svg:height="14.886cm" svg:x="1.4cm" svg:y="4.914cm" presentation:class="outline" presentation:user-transformed="true">
          <draw:text-box>
            <text:list text:style-name="L2">
              <text:list-header>
                <text:p><text:span text:style-name="T8">Use namespaces throughout the system for organization of files, classes, objects and session data:</text:span></text:p>
              </text:list-header>
              <text:list-item>
                <text:p>Pi installation </text:p>
              </text:list-item>
              <text:list-item>
                <text:p>App</text:p>
              </text:list-item>
              <text:list-item>
                <text:p>Component</text:p>
              </text:list-item>
              <text:list-item>
                <text:p>User</text:p>
                <text:p/>
              </text:list-item>
              <text:list-item>
                <text:p>Connect any two points throughout the system.</text:p>
              </text:list-item>
              <text:list-item>
                <text:p>Broadcast using wildcards</text:p>
              </text:list-item>
              <text:list-item>
                <text:p>Use point-to-point delivery</text:p>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Scoping</text:p>
          </draw:text-box>
        </draw:frame>
        <draw:frame presentation:style-name="pr5" draw:layer="layout" svg:width="25.199cm" svg:height="12.18cm" svg:x="1.4cm" svg:y="4.914cm" presentation:class="outline">
          <draw:text-box>
            <text:list text:style-name="L2">
              <text:list-header>
                <text:p><text:span text:style-name="T8">Connect namespaces through routing across client/server bridge, in order to create four scopes:</text:span></text:p>
              </text:list-header>
              <text:list-item>
                <text:p>System (installation of <text:span text:style-name="T8">pi</text:span>)</text:p>
              </text:list-item>
              <text:list-item>
                <text:p>App (running on system)</text:p>
              </text:list-item>
              <text:list-item>
                <text:p>Component (running within app)</text:p>
              </text:list-item>
              <text:list-item>
                <text:p>User</text:p>
                <text:p/>
              </text:list-item>
              <text:list-item>
                <text:p>Rewrite addresses at bridge to create «subnets»</text:p>
              </text:list-item>
              <text:list-item>
                <text:p>Single point of access =&gt; easy access control</text:p>
              </text:list-item>
              <text:list-item>
                <text:p>Connect any two points throughout the system.</text:p>
              </text:list-item>
            </text:list>
          </draw:text-box>
        </draw:frame>
        <presentation:notes draw:style-name="dp2">
          <draw:page-thumbnail draw:style-name="gr1" draw:layer="layout" svg:width="14.848cm" svg:height="11.136cm" svg:x="3.075cm" svg:y="2.257cm" draw:page-number="20" presentation:class="page"/>
          <draw:frame presentation:style-name="pr3"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dvantages of HTML5</text:p>
          </draw:text-box>
        </draw:frame>
        <draw:frame presentation:style-name="pr5" draw:layer="layout" svg:width="25.199cm" svg:height="12.18cm" svg:x="1.4cm" svg:y="4.914cm" presentation:class="outline">
          <draw:text-box>
            <text:list text:style-name="L2">
              <text:list-item>
                <text:p>Works on devices</text:p>
              </text:list-item>
              <text:list-item>
                <text:p>Works on Windows Metro (?)</text:p>
              </text:list-item>
              <text:list-item>
                <text:p>Works on Adobe AIR</text:p>
              </text:list-item>
              <text:list-item>
                <text:p>Works in any modern browser</text:p>
              </text:list-item>
              <text:list-item>
                <text:p>Works on Smart-TVs</text:p>
              </text:list-item>
            </text:list>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3"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rom Rewrite to Rewiring</text:p>
          </draw:text-box>
        </draw:frame>
        <draw:frame presentation:style-name="pr5" draw:layer="layout" svg:width="25.199cm" svg:height="12.18cm" svg:x="1.4cm" svg:y="4.914cm" presentation:class="outline">
          <draw:text-box>
            <text:list text:style-name="L2">
              <text:list-header>
                <text:p><text:span text:style-name="T8">Use rule-based routing to connect to server-side services and storage:</text:span></text:p>
              </text:list-header>
              <text:list-item>
                <text:p>Rewrite addresses at bridge to create «subnets»</text:p>
              </text:list-item>
              <text:list-item>
                <text:p>Rewrite addresses to store data at correct level of specificity: company, application, user, session, component, instance</text:p>
              </text:list-item>
            </text:list>
          </draw:text-box>
        </draw:frame>
        <presentation:notes draw:style-name="dp2">
          <draw:page-thumbnail draw:style-name="gr1"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hrough The Looking Glass</text:p>
          </draw:text-box>
        </draw:frame>
        <draw:frame presentation:style-name="pr5" draw:layer="layout" svg:width="25.199cm" svg:height="12.18cm" svg:x="1.4cm" svg:y="4.914cm" presentation:class="outline">
          <draw:text-box>
            <text:list text:style-name="L2">
              <text:list-item>
                <text:p>You cross the cli/srv bridge and where you end up, depends on where you came from.</text:p>
                <text:p/>
              </text:list-item>
            </text:list>
          </draw:text-box>
        </draw:frame>
        <presentation:notes draw:style-name="dp2">
          <draw:page-thumbnail draw:style-name="gr1"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ake <text:span text:style-name="T8">pcl</text:span></text:p>
          </draw:text-box>
        </draw:frame>
        <draw:frame presentation:style-name="pr5" draw:layer="layout" svg:width="25.199cm" svg:height="12.18cm" svg:x="1.4cm" svg:y="4.914cm" presentation:class="outline">
          <draw:text-box>
            <text:list text:style-name="L2">
              <text:list-item>
                <text:p>Component config and data is stored under:</text:p>
                <text:p><text:span text:style-name="T8">pi.srv.pcl.[company].[component]</text:span></text:p>
              </text:list-item>
              <text:list-item>
                <text:p>Component config within app is stored at:</text:p>
                <text:p><text:span text:style-name="T8">pi.srv.pcl.[company].[app].[component]</text:span> This is for <text:span text:style-name="T8">all</text:span><text:span text:style-name="T10"> app users.</text:span></text:p>
              </text:list-item>
              <text:list-item>
                <text:p><text:span text:style-name="T10">Component data storage at instance level:</text:span></text:p>
                <text:p><text:span text:style-name="T8">pi.srv.pcl.[company].[app].[company].[id]</text:span></text:p>
                <text:p><text:span text:style-name="T8"/></text:p>
              </text:list-item>
              <text:list-item>
                <text:p><text:span text:style-name="T10">Connect</text:span><text:span text:style-name="T8"> pi.srv.sessions.[app.company.user] </text:span><text:span text:style-name="T10">server-side to </text:span><text:span text:style-name="T8">pi.app.session</text:span><text:span text:style-name="T10"> client-side, and create «data spaces» transparent to client app code, through routing at the client/server bridge</text:span></text:p>
              </text:list-item>
            </text:list>
          </draw:text-box>
        </draw:frame>
        <presentation:notes draw:style-name="dp2">
          <draw:page-thumbnail draw:style-name="gr1" draw:layer="layout" svg:width="14.848cm" svg:height="11.136cm" svg:x="3.075cm" svg:y="2.257cm" draw:page-number="24" presentation:class="page"/>
          <draw:frame presentation:style-name="pr3" draw:text-style-name="P4"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Go Global</text:p>
          </draw:text-box>
        </draw:frame>
        <draw:frame presentation:style-name="pr5" draw:layer="layout" svg:width="25.199cm" svg:height="12.18cm" svg:x="1.4cm" svg:y="4.914cm" presentation:class="outline">
          <draw:text-box>
            <text:list text:style-name="L2">
              <text:list-header>
                <text:p><text:span text:style-name="T12">π </text:span><text:span text:style-name="T13">lives in the global scope of the browser's JavaScript VM. A global app object is insanely useful in combatting «wrong scope» fatigue and callback pasta.</text:span></text:p>
              </text:list-header>
              <text:list-item>
                <text:p>Any part of pi can always create a pointer to itself, and knows it's local and systemic address.</text:p>
              </text:list-item>
              <text:list-item>
                <text:p>Our client session maps directly to the server session.</text:p>
              </text:list-item>
            </text:list>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he Power of Conventional Thinking</text:p>
          </draw:text-box>
        </draw:frame>
        <draw:frame presentation:style-name="pr5" draw:layer="layout" svg:width="25.199cm" svg:height="12.18cm" svg:x="1.4cm" svg:y="4.914cm" presentation:class="outline">
          <draw:text-box>
            <text:list text:style-name="L2">
              <text:list-item>
                <text:p>Use <text:span text:style-name="T2">conventions</text:span> to overcome problems arising from loose typing and anonymous scoping</text:p>
              </text:list-item>
              <text:list-item>
                <text:p>Don't (just don't) try to create a self-describing data interchange format (looking at <text:span text:style-name="T10">you</text:span>, <text:span text:style-name="T2">XML</text:span><text:span text:style-name="T14">)</text:span></text:p>
              </text:list-item>
              <text:list-item>
                <text:p><text:span text:style-name="T2">Trusted code</text:span><text:span text:style-name="T7"> always obeys conventions</text:span></text:p>
              </text:list-item>
              <text:list-item>
                <text:p><text:span text:style-name="T7">Some words are </text:span><text:span text:style-name="T2">reserved</text:span><text:span text:style-name="T7"> by convention</text:span></text:p>
              </text:list-item>
              <text:list-item>
                <text:p><text:span text:style-name="T2">π.</text:span><text:span text:style-name="T7"> is for sysdevs only, everybody else uses </text:span><text:span text:style-name="T2">pi.</text:span></text:p>
              </text:list-item>
              <text:list-item>
                <text:p><text:span text:style-name="T7">Any code starting with </text:span><text:span text:style-name="T13">π.</text:span><text:span text:style-name="T7"> is </text:span><text:span text:style-name="T2">part</text:span><text:span text:style-name="T7"> of the platform</text:span></text:p>
              </text:list-item>
              <text:list-item>
                <text:p><text:span text:style-name="T7">Any code starting with </text:span><text:span text:style-name="T13">pi.</text:span><text:span text:style-name="T7"> is </text:span><text:span text:style-name="T2">using</text:span><text:span text:style-name="T7"> or </text:span><text:span text:style-name="T2">extending</text:span><text:span text:style-name="T7"> the platform</text:span></text:p>
              </text:list-item>
            </text:list>
          </draw:text-box>
        </draw:frame>
        <presentation:notes draw:style-name="dp2">
          <draw:page-thumbnail draw:style-name="gr1"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rotect Your Privacy</text:p>
          </draw:text-box>
        </draw:frame>
        <draw:frame presentation:style-name="pr5" draw:layer="layout" svg:width="25.199cm" svg:height="12.18cm" svg:x="1.4cm" svg:y="4.914cm" presentation:class="outline">
          <draw:text-box>
            <text:list text:style-name="L2">
              <text:list-item>
                <text:p>Objects whose name starts with a single underscore, are considered _<text:span text:style-name="T2">protected</text:span>.</text:p>
                <text:p><text:span text:style-name="T8"/></text:p>
              </text:list-item>
              <text:list-item>
                <text:p><text:span text:style-name="T10">Objects whose name starts with a double underscore, are considered __</text:span><text:span text:style-name="T15">private</text:span><text:span text:style-name="T10">.</text:span></text:p>
                <text:p><text:span text:style-name="T10"/></text:p>
              </text:list-item>
              <text:list-item>
                <text:p><text:span text:style-name="T15">_protected</text:span><text:span text:style-name="T10"> functions/variables should only be accessed by trusted code.</text:span></text:p>
              </text:list-item>
              <text:list-item>
                <text:p><text:span text:style-name="T15">__private</text:span><text:span text:style-name="T10"> functions/variables should only be accessed by the object itself</text:span></text:p>
              </text:list-item>
            </text:list>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Philosophy</text:p>
          </draw:text-box>
        </draw:frame>
        <draw:frame presentation:style-name="pr5" draw:layer="layout" svg:width="25.199cm" svg:height="15.086cm" svg:x="1.4cm" svg:y="4.914cm" presentation:class="outline" presentation:user-transformed="true">
          <draw:text-box>
            <text:list text:style-name="L2">
              <text:list-item>
                <text:p>Just-in-time (JIT)</text:p>
              </text:list-item>
              <text:list-item>
                <text:p>Batch processing</text:p>
              </text:list-item>
              <text:list-item>
                <text:p>Background workhorses</text:p>
              </text:list-item>
              <text:list-item>
                <text:p><text:span text:style-name="T16">Pull</text:span><text:span text:style-name="T17"> the rope, don't </text:span><text:span text:style-name="T16">push</text:span><text:span text:style-name="T17"> it</text:span></text:p>
              </text:list-item>
              <text:list-item>
                <text:p>Self-contained units/subsystems</text:p>
              </text:list-item>
              <text:list-item>
                <text:p>Pass-through data routes</text:p>
              </text:list-item>
              <text:list-item>
                <text:p>Follow conventions</text:p>
              </text:list-item>
              <text:list-item>
                <text:p>Use best practices</text:p>
              </text:list-item>
              <text:list-item>
                <text:p>Loose, loose connections</text:p>
              </text:list-item>
              <text:list-item>
                <text:p>Never buy the cow</text:p>
              </text:list-item>
            </text:list>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he Future</text:p>
          </draw:text-box>
        </draw:frame>
        <draw:frame presentation:style-name="pr5" draw:layer="layout" svg:width="25.199cm" svg:height="12.18cm" svg:x="1.4cm" svg:y="4.914cm" presentation:class="outline">
          <draw:text-box>
            <text:list text:style-name="L2">
              <text:list-header>
                <text:p/>
              </text:list-header>
              <text:list-item>
                <text:p>Go binary (JS typed arrays)</text:p>
                <text:p/>
              </text:list-item>
              <text:list-item>
                <text:p>Go compiled or LLVM (C / Pascal / Python)</text:p>
              </text:list-item>
            </text:list>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he End Station</text:p>
          </draw:text-box>
        </draw:frame>
        <draw:frame presentation:style-name="pr5" draw:layer="layout" svg:width="25.199cm" svg:height="12.18cm" svg:x="1.4cm" svg:y="4.914cm" presentation:class="outline">
          <draw:text-box>
            <text:list text:style-name="L2">
              <text:list-header>
                <text:p/>
                <text:p>Go point-to-point binary with</text:p>
                <text:p/>
                <text:p><text:s/><text:span text:style-name="T18">ZeroMQ*</text:span></text:p>
                <text:p><text:span text:style-name="T19"/></text:p>
                <text:p><text:span text:style-name="T19">* just add namespace</text:span></text:p>
              </text:list-header>
            </text:list>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Hva trenger jeg?</text:p>
          </draw:text-box>
        </draw:frame>
        <draw:frame presentation:style-name="pr5" draw:layer="layout" svg:width="25.199cm" svg:height="12.18cm" svg:x="1.4cm" svg:y="4.914cm" presentation:class="outline" presentation:user-transformed="true">
          <draw:text-box>
            <text:list text:style-name="L2">
              <text:list-item>
                <text:p>To eller tre linux-servere</text:p>
              </text:list-item>
              <text:list-item>
                <text:p>En kontorplass med internett</text:p>
              </text:list-item>
              <text:list-item>
                <text:p>Mr. Wolf</text:p>
              </text:list-item>
              <text:list-item>
                <text:p>En lisens på GSAP ($600)</text:p>
              </text:list-item>
              <text:list-item>
                <text:p>Nok penger hver måned</text:p>
              </text:list-item>
            </text:list>
          </draw:text-box>
        </draw:frame>
        <presentation:notes draw:style-name="dp2">
          <office:forms form:automatic-focus="false" form:apply-design-mode="false"/>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b" fo:country="NO" style:font-family-asian="'Segoe UI'"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Microsoft YaHei'" style:font-family-generic-asian="system" style:font-pitch-asian="variable" style:font-size-asian="18pt"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666666"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icrosoft YaHei'"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8-22T16:00:12.93</meta:creation-date>
    <dc:date>2013-08-25T10:46:02.86</dc:date>
    <meta:editing-duration>PT9H25M44S</meta:editing-duration>
    <meta:editing-cycles>15</meta:editing-cycles>
    <meta:generator>LibreOffice/4.0.4.2$Windows_x86 LibreOffice_project/9e9821abd0ffdbc09cd8c52eaa574fa09eb08f2</meta:generator>
    <meta:document-statistic meta:object-count="143"/>
  </office:meta>
</office:document-meta>
</file>